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e9e"/>
    </style:style>
    <style:style style:name="P2" style:family="paragraph" style:parent-style-name="Standard">
      <style:paragraph-properties fo:text-align="start" style:justify-single-word="false"/>
      <style:text-properties officeooo:paragraph-rsid="001ade9e"/>
    </style:style>
    <style:style style:name="P3" style:family="paragraph" style:parent-style-name="Standard">
      <style:paragraph-properties fo:text-align="start" style:justify-single-word="false"/>
      <style:text-properties officeooo:paragraph-rsid="001c1f3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1f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c1f3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T4" style:family="text">
      <style:text-properties officeooo:rsid="001e8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5749505012850332008" text:style-name="L1">
        <text:list-item>
          <text:p text:style-name="P4">George is riding his bicycle to the east at 10 m/s. <text:s/><text:span text:style-name="T4">Th</text:span>e<text:span text:style-name="T4">re i</text:span>s a car, 1<text:span text:style-name="T3">2</text:span>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4051125871933" text:continue-numbering="true" text:style-name="L1">
        <text:list-item>
          <text:p text:style-name="P4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51334309758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54049443142663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50631550814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49937535166" text:continue-numbering="true" text:style-name="L1">
        <text:list-item>
          <text:list>
            <text:list-item>
              <text:p text:style-name="P4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4051067605403" text:continue-numbering="true" text:style-name="L1">
        <text:list-item>
          <text:p text:style-name="P4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4050842234184" text:continue-numbering="true" text:style-name="L1">
        <text:list-item>
          <text:p text:style-name="P4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54051008365877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54051235318765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54050137194882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154050173905935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54050336687100" text:continue-numbering="true" text:style-name="L1">
        <text:list-item>
          <text:p text:style-name="P6">Salma is swimming 40m west of the shore when she sees a shark 84 m west of her. <text:s/>She attempts to swim to the shore at a speed of 4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54049459331197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31T15:40:49.192859209" text:date-adjust="PT24H00M00S">09/0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T48S</meta:editing-duration>
    <meta:editing-cycles>6</meta:editing-cycles>
    <meta:generator>LibreOffice/4.3.7.2$Linux_X86_64 LibreOffice_project/430$Build-2</meta:generator>
    <meta:initial-creator>Jonas Williamson</meta:initial-creator>
    <dc:date>2016-08-31T15:40:49.109622848</dc:date>
    <meta:document-statistic meta:table-count="0" meta:image-count="2" meta:object-count="0" meta:page-count="2" meta:paragraph-count="19" meta:word-count="420" meta:character-count="2092" meta:non-whitespace-character-count="1654"/>
  </office:meta>
</office:document-meta>
</file>